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5in" style:rel-column-width="13218*"/>
    </style:style>
    <style:style style:name="Table1.B" style:family="table-column">
      <style:table-column-properties style:column-width="4.375in" style:rel-column-width="42837*"/>
    </style:style>
    <style:style style:name="Table1.C" style:family="table-column">
      <style:table-column-properties style:column-width="0.9681in" style:rel-column-width="9480*"/>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32pt" fo:font-weight="bold" officeooo:rsid="0010c86f" officeooo:paragraph-rsid="000db6c0"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Arial" fo:font-size="32pt" fo:font-weight="bold" officeooo:rsid="000db6c0" officeooo:paragraph-rsid="000db6c0" style:font-size-asian="32pt" style:font-weight-asian="bold" style:font-size-complex="32pt" style:font-weight-complex="bold"/>
    </style:style>
    <style:style style:name="P3" style:family="paragraph" style:parent-style-name="Standard">
      <style:paragraph-properties fo:text-align="center" style:justify-single-word="false" fo:break-before="page"/>
      <style:text-properties style:font-name="Arial" fo:font-size="20pt" fo:font-weight="bold" officeooo:rsid="0014176d" officeooo:paragraph-rsid="000db6c0"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Arial" fo:font-size="12pt" fo:font-weight="normal" officeooo:rsid="0014176d" officeooo:paragraph-rsid="000db6c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bold" officeooo:rsid="000db6c0" officeooo:paragraph-rsid="000db6c0" style:font-size-asian="10.5pt" style:font-weight-asian="bold" style:font-size-complex="12pt" style:font-weight-complex="bold"/>
    </style:style>
    <style:style style:name="P6" style:family="paragraph" style:parent-style-name="Table_20_Contents">
      <style:paragraph-properties fo:text-align="start" style:justify-single-word="false"/>
      <style:text-properties style:font-name="Arial" fo:font-size="12pt" fo:font-style="italic" officeooo:rsid="000db6c0" officeooo:paragraph-rsid="000db6c0" style:font-size-asian="10.5pt" style:font-style-asian="italic" style:font-size-complex="12pt" style:font-style-complex="italic"/>
    </style:style>
    <style:style style:name="P7" style:family="paragraph" style:parent-style-name="Table_20_Contents">
      <style:paragraph-properties fo:text-align="start" style:justify-single-word="false"/>
      <style:text-properties style:font-name="Arial" fo:font-size="12pt" officeooo:rsid="000db6c0" officeooo:paragraph-rsid="000db6c0" style:font-size-asian="10.5pt" style:font-size-complex="12pt"/>
    </style:style>
    <style:style style:name="P8" style:family="paragraph" style:parent-style-name="Table_20_Contents">
      <style:paragraph-properties fo:text-align="start" style:justify-single-word="false"/>
      <style:text-properties style:font-name="Arial" fo:font-size="12pt" fo:font-weight="normal" officeooo:rsid="000db6c0" officeooo:paragraph-rsid="000db6c0" style:font-size-asian="10.5pt" style:font-weight-asian="normal" style:font-size-complex="12pt" style:font-weight-complex="normal"/>
    </style:style>
    <style:style style:name="P9" style:family="paragraph" style:parent-style-name="Table_20_Contents">
      <style:paragraph-properties fo:text-align="start" style:justify-single-word="false"/>
      <style:text-properties style:font-name="Arial" fo:font-size="12pt" style:font-size-asian="10.5pt" style:font-size-complex="12pt"/>
    </style:style>
    <style:style style:name="P10" style:family="paragraph" style:parent-style-name="Standard">
      <style:paragraph-properties fo:text-align="start" style:justify-single-word="false"/>
      <style:text-properties style:font-name="Arial" fo:font-size="12pt" fo:font-weight="normal" officeooo:rsid="0010c86f" officeooo:paragraph-rsid="000db6c0" style:font-size-asian="10.5pt" style:font-weight-asian="normal" style:font-size-complex="12pt" style:font-weight-complex="normal"/>
    </style:style>
    <style:style style:name="P11" style:family="paragraph" style:parent-style-name="Table_20_Contents">
      <style:paragraph-properties fo:text-align="start" style:justify-single-word="false"/>
      <style:text-properties style:font-name="Arial" fo:font-size="12pt" fo:font-weight="normal" officeooo:rsid="00371127" officeooo:paragraph-rsid="000db6c0" style:font-size-asian="10.5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Arial" fo:font-size="12pt" fo:font-weight="normal" officeooo:rsid="00188d9d" officeooo:paragraph-rsid="000db6c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1" officeooo:rsid="000c5c97" officeooo:paragraph-rsid="000db6c0"/>
    </style:style>
    <style:style style:name="P14"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0ec60c" style:font-size-asian="20pt" style:font-style-asian="italic" style:font-weight-asian="bold" style:font-size-complex="20pt" style:font-style-complex="italic" style:font-weight-complex="bold"/>
    </style:style>
    <style:style style:name="P15" style:family="paragraph" style:parent-style-name="Standard">
      <style:paragraph-properties fo:text-align="center" style:justify-single-word="false"/>
      <style:text-properties style:font-name="Arial" fo:font-size="20pt" fo:font-style="italic" style:text-underline-style="none" fo:font-weight="bold" officeooo:rsid="0010c86f" officeooo:paragraph-rsid="000ec60c" style:font-size-asian="20pt" style:font-style-asian="italic" style:font-weight-asian="bold" style:font-size-complex="20pt" style:font-style-complex="italic" style:font-weight-complex="bold"/>
    </style:style>
    <style:style style:name="P16"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0ec60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rial" fo:font-size="12pt" fo:font-style="normal" style:text-underline-style="none" fo:font-weight="normal" officeooo:rsid="0017bff9" officeooo:paragraph-rsid="0017bff9" style:font-size-asian="10.5pt" style:font-style-asian="normal" style:font-weight-asian="normal" style:font-size-complex="12pt" style:font-style-complex="normal" style:font-weight-complex="normal"/>
    </style:style>
    <style:style style:name="P18" style:family="paragraph" style:parent-style-name="Standard">
      <style:text-properties style:font-name="Arial1" officeooo:rsid="000c5c97" officeooo:paragraph-rsid="0011b7b3"/>
    </style:style>
    <style:style style:name="P19" style:family="paragraph" style:parent-style-name="Standard">
      <style:text-properties style:font-name="Arial1" officeooo:rsid="0017bff9" officeooo:paragraph-rsid="0017bff9"/>
    </style:style>
    <style:style style:name="P20" style:family="paragraph" style:parent-style-name="Standard">
      <style:paragraph-properties fo:text-align="center" style:justify-single-word="false" fo:break-before="page"/>
      <style:text-properties style:font-name="Arial1" fo:font-size="20pt" fo:font-style="italic" fo:font-weight="bold" officeooo:rsid="0017bff9" officeooo:paragraph-rsid="0017bff9" style:font-size-asian="17.5pt" style:font-style-asian="italic" style:font-weight-asian="bold" style:font-size-complex="20pt" style:font-style-complex="italic" style:font-weight-complex="bold"/>
    </style:style>
    <style:style style:name="P21" style:family="paragraph" style:parent-style-name="Standard">
      <style:paragraph-properties fo:text-align="start" style:justify-single-word="false"/>
      <style:text-properties style:font-name="Arial1" fo:font-size="12pt" fo:font-style="normal" fo:font-weight="normal" officeooo:rsid="0017bff9" officeooo:paragraph-rsid="0017bff9"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fo:break-before="page"/>
      <style:text-properties style:font-name="Arial1" fo:font-size="20pt" fo:font-style="italic" fo:font-weight="bold" officeooo:rsid="000ec60c" officeooo:paragraph-rsid="000ec60c" style:font-size-asian="17.5pt" style:font-style-asian="italic" style:font-weight-asian="bold" style:font-size-complex="20pt" style:font-style-complex="italic" style:font-weight-complex="bold"/>
    </style:style>
    <style:style style:name="P23" style:family="paragraph" style:parent-style-name="Standard">
      <style:paragraph-properties fo:text-align="start" style:justify-single-word="false"/>
      <style:text-properties style:font-name="Arial1" fo:font-size="12pt" fo:font-style="normal" fo:font-weight="normal" officeooo:rsid="000ec60c" officeooo:paragraph-rsid="000ec60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Arial1" fo:font-size="15pt" fo:font-style="normal" fo:font-weight="bold" officeooo:rsid="00159469" officeooo:paragraph-rsid="00159469" style:font-size-asian="15pt" style:font-style-asian="normal" style:font-weight-asian="bold" style:font-size-complex="15pt" style:font-style-complex="normal" style:font-weight-complex="bold"/>
    </style:style>
    <style:style style:name="P25" style:family="paragraph" style:parent-style-name="Standard">
      <style:paragraph-properties fo:text-align="start" style:justify-single-word="false"/>
      <style:text-properties style:font-name="Arial1" fo:font-size="12pt" fo:font-style="normal" fo:font-weight="normal" officeooo:rsid="00153415" officeooo:paragraph-rsid="00153415"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Arial1" fo:font-size="12pt" fo:font-style="normal" fo:font-weight="normal" officeooo:rsid="00159469" officeooo:paragraph-rsid="00159469"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Arial1" fo:font-size="12pt" fo:font-style="normal" fo:font-weight="normal" officeooo:rsid="0015e628" officeooo:paragraph-rsid="0015e628"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Arial1" fo:font-size="12pt" fo:font-style="normal" fo:font-weight="normal" officeooo:rsid="0013abf4" officeooo:paragraph-rsid="0013abf4"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Arial1" fo:font-size="12pt" fo:font-style="normal" fo:font-weight="normal" officeooo:rsid="00161473" officeooo:paragraph-rsid="00161473"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Arial1" fo:font-size="12pt" fo:font-style="normal" fo:font-weight="normal" officeooo:rsid="001a135f" officeooo:paragraph-rsid="001a135f" style:font-size-asian="10.5pt" style:font-style-asian="normal" style:font-weight-asian="normal" style:font-size-complex="12pt" style:font-style-complex="normal" style:font-weight-complex="normal"/>
    </style:style>
    <style:style style:name="T1" style:family="text">
      <style:text-properties officeooo:rsid="0016a711"/>
    </style:style>
    <style:style style:name="T2" style:family="text">
      <style:text-properties officeooo:rsid="000ec60c"/>
    </style:style>
    <style:style style:name="T3" style:family="text">
      <style:text-properties officeooo:rsid="0011980b"/>
    </style:style>
    <style:style style:name="T4" style:family="text">
      <style:text-properties officeooo:rsid="0030a4e9"/>
    </style:style>
    <style:style style:name="T5" style:family="text">
      <style:text-properties officeooo:rsid="0010c86f"/>
    </style:style>
    <style:style style:name="T6" style:family="text">
      <style:text-properties officeooo:rsid="000c9751"/>
    </style:style>
    <style:style style:name="T7" style:family="text">
      <style:text-properties officeooo:rsid="00109e2a"/>
    </style:style>
    <style:style style:name="T8" style:family="text">
      <style:text-properties officeooo:rsid="0015e628"/>
    </style:style>
    <style:style style:name="T9" style:family="text">
      <style:text-properties officeooo:rsid="00159469"/>
    </style:style>
    <style:style style:name="T10" style:family="text">
      <style:text-properties officeooo:rsid="00153415"/>
    </style:style>
    <style:style style:name="T11" style:family="text">
      <style:text-properties officeooo:rsid="0013ab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text:span text:style-name="T1">H</text:span>LTP/x25-32</text:p>
      <text:p text:style-name="P2">Processor</text:p>
      <text:p text:style-name="P2">Auxiliary</text:p>
      <text:p text:style-name="P2">Documentation</text:p>
      <text:p text:style-name="P3">Contents</text:p>
      <text:p text:style-name="P4"/>
      <text:p text:style-name="P5">Project adjacent notes:</text:p>
      <table:table table:name="Table1" table:style-name="Table1">
        <table:table-column table:style-name="Table1.A"/>
        <table:table-column table:style-name="Table1.B"/>
        <table:table-column table:style-name="Table1.C"/>
        <table:table-row>
          <table:table-cell table:style-name="Table1.A1" office:value-type="string">
            <text:p text:style-name="P6">Chapter</text:p>
          </table:table-cell>
          <table:table-cell table:style-name="Table1.A1" office:value-type="string">
            <text:p text:style-name="P6">Title</text:p>
          </table:table-cell>
          <table:table-cell table:style-name="Table1.C1" office:value-type="string">
            <text:p text:style-name="P6">Page(s)</text:p>
          </table:table-cell>
        </table:table-row>
        <table:table-row>
          <table:table-cell table:style-name="Table1.A2" office:value-type="string">
            <text:p text:style-name="P7">1.1</text:p>
          </table:table-cell>
          <table:table-cell table:style-name="Table1.A2" office:value-type="string">
            <text:p text:style-name="P8">Why and how this project came to life</text:p>
          </table:table-cell>
          <table:table-cell table:style-name="Table1.C2" office:value-type="string">
            <text:p text:style-name="P9"/>
          </table:table-cell>
        </table:table-row>
        <table:table-row>
          <table:table-cell table:style-name="Table1.A2" office:value-type="string">
            <text:p text:style-name="P7">1.2</text:p>
          </table:table-cell>
          <table:table-cell table:style-name="Table1.A2" office:value-type="string">
            <text:p text:style-name="P10">Notes, Limitations and Design Decisions regarding Emulation</text:p>
          </table:table-cell>
          <table:table-cell table:style-name="Table1.C2" office:value-type="string">
            <text:p text:style-name="P9"/>
          </table:table-cell>
        </table:table-row>
        <table:table-row>
          <table:table-cell table:style-name="Table1.A2" office:value-type="string">
            <text:p text:style-name="P7">1.3</text:p>
          </table:table-cell>
          <table:table-cell table:style-name="Table1.A2" office:value-type="string">
            <text:p text:style-name="P11">Future Plans / Extensions</text:p>
          </table:table-cell>
          <table:table-cell table:style-name="Table1.C2" office:value-type="string">
            <text:p text:style-name="P9"/>
          </table:table-cell>
        </table:table-row>
        <table:table-row>
          <table:table-cell table:style-name="Table1.A2" office:value-type="string">
            <text:p text:style-name="P7">1.<text:span text:style-name="T2">4</text:span></text:p>
          </table:table-cell>
          <table:table-cell table:style-name="Table1.A2" office:value-type="string">
            <text:p text:style-name="P12">Useful <text:span text:style-name="T3">R</text:span>esources</text:p>
          </table:table-cell>
          <table:table-cell table:style-name="Table1.C2" office:value-type="string">
            <text:p text:style-name="P9"/>
          </table:table-cell>
        </table:table-row>
      </table:table>
      <text:p text:style-name="P13"/>
      <text:p text:style-name="P14"><text:span text:style-name="T2">1.2</text:span>: <text:span text:style-name="T4">Notes, </text:span><text:span text:style-name="T5">Limitations and Design Decisions</text:span></text:p>
      <text:p text:style-name="P15">regarding Emulation</text:p>
      <text:p text:style-name="P16"/>
      <text:p text:style-name="P16">[TODO: Focus more on why the CPU was designed this way because of limitations by emulation; Not what limitations come from the emulation process.]</text:p>
      <text:p text:style-name="P16"/>
      <text:p text:style-name="P16">Since at the current state, the CPU is neither implemented as true hardware, nor concrete enough to be programmable for hardware emulation devices (like FPGAs), there are several limiting factors considering the CPU itself, its environment, and the emulator host system.</text:p>
      <text:p text:style-name="P16">First and foremost, the clock speed is currently limited to about 70 – 80 kHz depending on the scenario and host processing power. While this might seem fast enough for most cases, it might be sometimes required for higher speeds to be available. This is especially true for the long term, in which heavy use of screen buffers and live video updates might become necessary, while retaining acceptable latency.</text:p>
      <text:p text:style-name="P16">Second, (and this is the primary reason the CPU architecture is limited to 32 bits) is that the CPU is able to handle up to 4 GiB of emulated RAM. This becomes a problem for the host, because without the necessary implementation considerations and parameters, most systems trying to emulate these spaces won’t be able to allocate this amount of host memory. This often reduces the effective size of emulated RAM, sometimes causing illegal address errors when trying to develop code for the CPU.</text:p>
      <text:p text:style-name="P16"/>
      <text:p text:style-name="P17">Do not replace all functions with pure logic counterparts, since this would mark the use of C# obsolete. Emulating the hardware layer seems to be a good tradeoff, since the CPU is most accurately emulated, while still retaining use of object orientation and abstraction.</text:p>
      <text:p text:style-name="P16"/>
      <text:p text:style-name="P18">Emulator usage, <text:span text:style-name="T6">caveats, performance</text:span></text:p>
      <text:p text:style-name="P18"/>
      <text:p text:style-name="P19">Paradigms</text:p>
      <text:p text:style-name="P20">1.3: Future Plans / Extensions</text:p>
      <text:p text:style-name="P21"/>
      <text:p text:style-name="P21">Architecture may be subject to drastic changes. Backwards compatibility to be announced, when architecture implementation sufficiently satisfying.</text:p>
      <text:p text:style-name="P21"/>
      <text:p text:style-name="P21">Roadmap:</text:p>
      <text:p text:style-name="P21">-</text:p>
      <text:p text:style-name="P21">-</text:p>
      <text:p text:style-name="P21">-</text:p>
      <text:p text:style-name="P21">+ Milestones</text:p>
      <text:p text:style-name="P22">1.<text:span text:style-name="T7">4</text:span>: Useful Resources</text:p>
      <text:p text:style-name="P23"/>
      <text:p text:style-name="P24">1. General overview:</text:p>
      <text:p text:style-name="P25">Intuitive explanation of the Fetch-Decode-Execute cycle (video by Tom Scott on YouTube):</text:p>
      <text:p text:style-name="P25">- <text:a xlink:type="simple" xlink:href="https://www.youtube.com/watch?v=Z5JC9Ve1sfI" text:style-name="Internet_20_link" text:visited-style-name="Visited_20_Internet_20_Link">https://www.youtube.com/watch?v=Z5JC9Ve1sfI</text:a></text:p>
      <text:p text:style-name="P25"/>
      <text:p text:style-name="P26">Series: Computer architecture from scratch (by @CoreDumpped on YouTube):</text:p>
      <text:p text:style-name="P26">- <text:a xlink:type="simple" xlink:href="https://www.youtube.com/watch?v=HjneAhCy2N4&amp;list=PL9vTTBa7QaQOoMfpP3ztvgyQkPWDPfJez" text:style-name="Internet_20_link" text:visited-style-name="Visited_20_Internet_20_Link">https://www.youtube.com/watch?v=HjneAhCy2N4&amp;list=PL9vTTBa7QaQOoMfpP3ztvgyQkPWDPfJez</text:a></text:p>
      <text:p text:style-name="P26">Special mentions:</text:p>
      <text:p text:style-name="P26">- Video 3: Crafting a CPU to run programs</text:p>
      <text:p text:style-name="P26">- <text:span text:style-name="T8">Video 5: How computer processors run conditions and loops (esp. ALU flags)</text:span></text:p>
      <text:p text:style-name="P27">- Video 6: How the clock tells the CPU to "Move forward" (Again, FDX-Cycle)</text:p>
      <text:p text:style-name="P25"/>
      <text:p text:style-name="P25"/>
      <text:p text:style-name="P24">2. Detailed explanations:</text:p>
      <text:p text:style-name="P25">More detailed explanation<text:span text:style-name="T9">s</text:span> of the FDX cycle (video<text:span text:style-name="T9">s</text:span> <text:span text:style-name="T9">from YouTube</text:span>):</text:p>
      <text:p text:style-name="P25">- <text:a xlink:type="simple" xlink:href="https://www.youtube.com/watch?v=jFDMZpkUWCw" text:style-name="Internet_20_link" text:visited-style-name="Visited_20_Internet_20_Link">https://www.youtube.com/watch?v=jFDMZpkUWCw</text:a> <text:span text:style-name="T9">(by @ComputerScienceLessons)</text:span></text:p>
      <text:p text:style-name="P25">- <text:a xlink:type="simple" xlink:href="https://www.youtube.com/watch?v=XM4lGflQFvA" text:style-name="Internet_20_link" text:visited-style-name="Visited_20_Internet_20_Link">https://www.youtube.com/watch?v=XM4lGflQFvA</text:a> <text:span text:style-name="T9">(by @johnphilipjones)</text:span></text:p>
      <text:p text:style-name="P28"/>
      <text:p text:style-name="P28">Series: NAND to Tetris (by Hebrew University of Jerusalem, taught by Noam Nisan &amp; Shimon Schocken):</text:p>
      <text:p text:style-name="P28">- YT Playlist: <text:a xlink:type="simple" xlink:href="https://www.youtube.com/watch?v=LqirVc5SlW0&amp;list=PLrDd_kMiAuNmSb-CKWQqq9oBFN_KNMTaI&amp;index=1" text:style-name="Internet_20_link" text:visited-style-name="Visited_20_Internet_20_Link">https://www.youtube.com/watch?v=LqirVc5SlW0&amp;list=PLrDd_kMiAuNmSb-CKWQqq9oBFN_KNMTaI&amp;index=1</text:a></text:p>
      <text:p text:style-name="P28">- Website: <text:a xlink:type="simple" xlink:href="https://www.nand2tetris.org/" text:style-name="Internet_20_link" text:visited-style-name="Visited_20_Internet_20_Link">https://www.nand2tetris.org/</text:a></text:p>
      <text:p text:style-name="P28">Special mentions:</text:p>
      <text:p text:style-name="P28">- <text:span text:style-name="T10">Unit 2.4: Arithmetic Logic Unit</text:span></text:p>
      <text:p text:style-name="P28"/>
      <text:p text:style-name="P26">CPU Bus Structure:</text:p>
      <text:p text:style-name="P26">- <text:a xlink:type="simple" xlink:href="http://www.edwardbosworth.com/My5155_Slides/Chapter11/CPUBusStructure.htm" text:style-name="Internet_20_link" text:visited-style-name="Visited_20_Internet_20_Link">http://www.edwardbosworth.com/My5155_Slides/Chapter11/CPUBusStructure.htm</text:a></text:p>
      <text:p text:style-name="P23"/>
      <text:p text:style-name="P29">x86 Interrupts:</text:p>
      <text:p text:style-name="P29">- <text:a xlink:type="simple" xlink:href="https://pdos.csail.mit.edu/6.828/2005/lec/lec8-slides.pdf" text:style-name="Internet_20_link" text:visited-style-name="Visited_20_Internet_20_Link">https://pdos.csail.mit.edu/6.828/2005/lec/lec8-slides.pdf</text:a></text:p>
      <text:p text:style-name="P29">- <text:a xlink:type="simple" xlink:href="https://wiki.osdev.org/Interrupts" text:style-name="Internet_20_link" text:visited-style-name="Visited_20_Internet_20_Link">https://wiki.osdev.org/Interrupts</text:a></text:p>
      <text:p text:style-name="P29">- <text:a xlink:type="simple" xlink:href="https://wiki.osdev.org/Interrupt_Vector_Table" text:style-name="Internet_20_link" text:visited-style-name="Visited_20_Internet_20_Link">https://wiki.osdev.org/Interrupt_Vector_Table</text:a> (x86 IVT, comparable to x25/32 SHIT)</text:p>
      <text:p text:style-name="P23"/>
      <text:p text:style-name="P23"><text:span text:style-name="T11">Virtual memory emulation via sparse paging</text:span>:</text:p>
      <text:p text:style-name="P23"><text:span text:style-name="T11">- </text:span><text:a xlink:type="simple" xlink:href="https://github.com/archanox/Win32Emu/blob/15318808/Win32Emu/Memory/VirtualMemory.cs" text:style-name="Internet_20_link" text:visited-style-name="Visited_20_Internet_20_Link">https://github.com/archanox/Win32Emu/blob/15318808/Win32Emu/Memory/VirtualMemory.cs</text:a></text:p>
      <text:p text:style-name="P28">- <text:a xlink:type="simple" xlink:href="https://deepwiki.com/archanox/Win32Emu/6.1-virtualmemory-architecture" text:style-name="Internet_20_link" text:visited-style-name="Visited_20_Internet_20_Link">https://deepwiki.com/archanox/Win32Emu/6.1-virtualmemory-architecture</text:a></text:p>
      <text:p text:style-name="P28"/>
      <text:p text:style-name="P30">CPU flags / status register (via YouTube by @Intermation):</text:p>
      <text:p text:style-name="P30"><text:a xlink:type="simple" xlink:href="https://www.youtube.com/watch?v=7eaTT8PekE0" text:style-name="Internet_20_link" text:visited-style-name="Visited_20_Internet_20_Link">https://www.youtube.com/watch?v=7eaTT8PekE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5T16:15:39.244367400</meta:creation-date>
    <dc:date>2026-03-21T18:28:32.083395814</dc:date>
    <meta:editing-duration>PT45M56S</meta:editing-duration>
    <meta:editing-cycles>13</meta:editing-cycles>
    <meta:generator>LibreOffice/25.8.4.2$Linux_X86_64 LibreOffice_project/580$Build-2</meta:generator>
    <meta:document-statistic meta:table-count="1" meta:image-count="0" meta:object-count="0" meta:page-count="5" meta:paragraph-count="63" meta:word-count="498" meta:character-count="3789" meta:non-whitespace-character-count="3353"/>
  </office:meta>
</office:document-meta>
</file>